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officeooo:rsid="00045cea"/>
    </style:style>
    <style:style style:name="P8" style:family="paragraph" style:parent-style-name="Standard" style:list-style-name="L3">
      <style:text-properties officeooo:rsid="00045cea" officeooo:paragraph-rsid="00045cea"/>
    </style:style>
    <style:style style:name="P9" style:family="paragraph" style:parent-style-name="Standard" style:list-style-name="L3">
      <style:text-properties officeooo:rsid="00045cea" officeooo:paragraph-rsid="00059420"/>
    </style:style>
    <style:style style:name="P10" style:family="paragraph" style:parent-style-name="Standard" style:list-style-name="L3">
      <style:text-properties officeooo:rsid="00045cea" officeooo:paragraph-rsid="0005c01d"/>
    </style:style>
    <style:style style:name="P11" style:family="paragraph" style:parent-style-name="Standard" style:list-style-name="L3">
      <style:text-properties officeooo:rsid="00045cea" officeooo:paragraph-rsid="0007aaa8"/>
    </style:style>
    <style:style style:name="P12" style:family="paragraph" style:parent-style-name="Standard" style:list-style-name="L3">
      <style:text-properties officeooo:rsid="00045cea" officeooo:paragraph-rsid="000d41a0"/>
    </style:style>
    <style:style style:name="P13" style:family="paragraph" style:parent-style-name="Standard" style:list-style-name="L3">
      <style:text-properties officeooo:rsid="00045cea" officeooo:paragraph-rsid="000df20d"/>
    </style:style>
    <style:style style:name="P14" style:family="paragraph" style:parent-style-name="Standard" style:list-style-name="L3">
      <style:text-properties officeooo:rsid="00045cea" officeooo:paragraph-rsid="000ef889"/>
    </style:style>
    <style:style style:name="P15" style:family="paragraph" style:parent-style-name="Standard" style:list-style-name="L3">
      <style:text-properties officeooo:rsid="00045cea" officeooo:paragraph-rsid="001072e3"/>
    </style:style>
    <style:style style:name="P16" style:family="paragraph" style:parent-style-name="Standard">
      <style:text-properties officeooo:rsid="00045cea" officeooo:paragraph-rsid="00059420"/>
    </style:style>
    <style:style style:name="P17" style:family="paragraph" style:parent-style-name="Standard" style:list-style-name="L3"/>
    <style:style style:name="P18" style:family="paragraph" style:parent-style-name="Heading_20_2">
      <style:text-properties officeooo:rsid="00045cea"/>
    </style:style>
    <style:style style:name="P19" style:family="paragraph" style:parent-style-name="Heading_20_3">
      <style:text-properties officeooo:rsid="00045cea"/>
    </style:style>
    <style:style style:name="T1" style:family="text">
      <style:text-properties officeooo:rsid="00059420"/>
    </style:style>
    <style:style style:name="T2" style:family="text">
      <style:text-properties fo:color="#0000ff" officeooo:rsid="00059420"/>
    </style:style>
    <style:style style:name="T3" style:family="text">
      <style:text-properties officeooo:rsid="0005c01d"/>
    </style:style>
    <style:style style:name="T4" style:family="text">
      <style:text-properties fo:font-weight="bold" officeooo:rsid="0005c01d" style:font-weight-asian="bold" style:font-weight-complex="bold"/>
    </style:style>
    <style:style style:name="T5" style:family="text">
      <style:text-properties fo:font-weight="bold" officeooo:rsid="0007aaa8" style:font-weight-asian="bold" style:font-weight-complex="bold"/>
    </style:style>
    <style:style style:name="T6" style:family="text">
      <style:text-properties officeooo:rsid="0007aaa8"/>
    </style:style>
    <style:style style:name="T7" style:family="text">
      <style:text-properties officeooo:rsid="00087f50"/>
    </style:style>
    <style:style style:name="T8" style:family="text">
      <style:text-properties officeooo:rsid="00089718"/>
    </style:style>
    <style:style style:name="T9" style:family="text">
      <style:text-properties officeooo:rsid="000a5773"/>
    </style:style>
    <style:style style:name="T10" style:family="text">
      <style:text-properties officeooo:rsid="000b5e1e"/>
    </style:style>
    <style:style style:name="T11" style:family="text">
      <style:text-properties officeooo:rsid="000d41a0"/>
    </style:style>
    <style:style style:name="T12" style:family="text">
      <style:text-properties officeooo:rsid="000df20d"/>
    </style:style>
    <style:style style:name="T13" style:family="text">
      <style:text-properties officeooo:rsid="000ef889"/>
    </style:style>
    <style:style style:name="T14" style:family="text">
      <style:text-properties officeooo:rsid="000f4269"/>
    </style:style>
    <style:style style:name="T15" style:family="text">
      <style:text-properties officeooo:rsid="001072e3"/>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5</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x="6.35in" svg:y="10.1902in" svg:width="0.8799in" svg:height="0.3098in" draw:z-index="0"><draw:image xlink:href="Pictures/10000201000000580000001FCE58C672.png" xlink:type="simple" xlink:show="embed" xlink:actuate="onLoad"/></draw:frame></text:p>
      <text:p text:style-name="P4">All material © 2010 DarkWyrm</text:p>
      <text:p text:style-name="Standard"><text:soft-page-break/>Let's take some time to put together all of the different bits of code that we've been learning about. Since the first lesson, we have examined the following topics:</text:p>
      <text:p text:style-name="Standard"/>
      <text:list xml:id="list771160865" text:style-name="L1">
        <text:list-item>
          <text:p text:style-name="P5">Templates</text:p>
        </text:list-item>
        <text:list-item>
          <text:p text:style-name="P5">Namespaces</text:p>
        </text:list-item>
        <text:list-item>
          <text:p text:style-name="P5">Iterators</text:p>
        </text:list-item>
        <text:list-item>
          <text:p text:style-name="P5">The C++ string class</text:p>
        </text:list-item>
        <text:list-item>
          <text:p text:style-name="P5">The STL Associative containers: map, set, multimap, and multiset</text:p>
        </text:list-item>
        <text:list-item>
          <text:p text:style-name="P5">The STL Sequential containers: vector, deque, and list</text:p>
        </text:list-item>
        <text:list-item>
          <text:p text:style-name="P5">The STL Container Adapters: queue and priority_queue</text:p>
        </text:list-item>
        <text:list-item>
          <text:p text:style-name="P5">C++ input and output streams, a.k.a <text:span text:style-name="Code">cout</text:span> and friends</text:p>
        </text:list-item>
        <text:list-item>
          <text:p text:style-name="P5">Exceptions</text:p>
        </text:list-item>
      </text:list>
      <text:p text:style-name="Standard"/>
      <text:p text:style-name="Standard">There is enough material here that a book could be written to get a good, strong understanding of effective use of the Standard Template Library and the Standard C++ Library. Expert use is not our goal for this context, but having a good working knowledge of these topics will help make our code better when writing applications for Haiku.</text:p>
      <text:h text:style-name="Heading_20_2" text:outline-level="2">Project: Reading Paladin Projects</text:h>
      <text:p text:style-name="Standard">For those unfamiliar, Paladin is one of the Integrated Development Environments available for Haiku. It was designed to have an interface similar to BeIDE, which was the main IDE for BeOS back in the day. One feature that sets it apart from other IDEs for Haiku is that its unique project file format is a text file with a specific format. This makes it possible to easily migrate to and away from it.</text:p>
      <text:p text:style-name="Standard"/>
      <text:p text:style-name="Standard">The format itself is relatively simple. Each file is a list of key/value entry pairs with one entry per line. This makes it possible to read and interpret the project file progressively. It also increases forward compatibility because new keys can be ignored by older versions of the program.</text:p>
      <text:p text:style-name="Standard"/>
      <text:p text:style-name="Standard">This project will be a cross-platform project reader. We will be using the Standard C++ Library along with the STL to ensure that it can be used on just about any operating system. The main use of this project would be to serve as a start for a program to convert Paladin projects to makefiles, Jamfiles, shell scripts, or other build systems.</text:p>
      <text:p text:style-name="Standard"/>
      <text:p text:style-name="CodeBlock"><text:span text:style-name="comment1_5f_cpp">#include &lt;fstream&gt;</text:span></text:p>
      <text:p text:style-name="CodeBlock"><text:span text:style-name="comment1_5f_cpp">#include &lt;iostream&gt;</text:span></text:p>
      <text:p text:style-name="CodeBlock"><text:span text:style-name="comment1_5f_cpp">#include &lt;list&gt;</text:span></text:p>
      <text:p text:style-name="CodeBlock"><text:span text:style-name="comment1_5f_cpp">#include &lt;map&gt;</text:span></text:p>
      <text:p text:style-name="CodeBlock"><text:span text:style-name="comment1_5f_cpp">#include &lt;string&gt;</text:span></text:p>
      <text:p text:style-name="CodeBlock"><text:span text:style-name="comment1_5f_cpp">#include &lt;strings.h&gt;</text:span></text:p>
      <text:p text:style-name="CodeBlock"><text:span text:style-name="comment1_5f_cpp">#include &lt;vector&gt;</text:span></text:p>
      <text:p text:style-name="CodeBlock"/>
      <text:p text:style-name="CodeBlock"><text:span text:style-name="comment0_5f_cpp">// Because we're doing so much in the std namespace, this will save</text:span></text:p>
      <text:p text:style-name="CodeBlock"><text:span text:style-name="comment0_5f_cpp">// us a *lot* of extra typing.</text:span></text:p>
      <text:p text:style-name="CodeBlock"><text:span text:style-name="keyword1_5f_cpp">using</text:span> <text:span text:style-name="keyword1_5f_cpp">namespace</text:span> std<text:span text:style-name="symbol4_5f_cpp">;</text:span></text:p>
      <text:p text:style-name="CodeBlock"/>
      <text:p text:style-name="CodeBlock"><text:span text:style-name="comment0_5f_cpp">// While these could -- and probably should -- be classes, we will just</text:span></text:p>
      <text:p text:style-name="CodeBlock"><text:span text:style-name="comment0_5f_cpp">// use structures for the sake of space and simplicity.</text:span></text:p>
      <text:p text:style-name="CodeBlock"><text:span text:style-name="keyword3_5f_cpp">typedef</text:span> <text:span text:style-name="keyword3_5f_cpp">struct</text:span></text:p>
      <text:p text:style-name="CodeBlock"><text:span text:style-name="symbol0_5f_cpp">{</text:span></text:p>
      <text:p text:style-name="CodeBlock"><text:tab/><text:span text:style-name="comment0_5f_cpp">// File paths can be stored as either absolute paths, obviously</text:span></text:p>
      <text:p text:style-name="CodeBlock"><text:soft-page-break/><text:tab/><text:span text:style-name="comment0_5f_cpp">// beginning the entry with a /, or as a path relative to the</text:span></text:p>
      <text:p text:style-name="CodeBlock"><text:tab/><text:span text:style-name="comment0_5f_cpp">// project file's location.</text:span></text:p>
      <text:p text:style-name="CodeBlock"><text:tab/>string path<text:span text:style-name="symbol4_5f_cpp">;</text:span></text:p>
      <text:p text:style-name="CodeBlock"><text:tab/></text:p>
      <text:p text:style-name="CodeBlock"><text:tab/><text:span text:style-name="comment0_5f_cpp">// Dependencies are stored as a list of file paths separated by</text:span></text:p>
      <text:p text:style-name="CodeBlock"><text:tab/><text:span text:style-name="comment0_5f_cpp">// pipe symbols (|).</text:span></text:p>
      <text:p text:style-name="CodeBlock"><text:tab/>string dependencies<text:span text:style-name="symbol4_5f_cpp">;</text:span></text:p>
      <text:p text:style-name="CodeBlock"/>
      <text:p text:style-name="CodeBlock"><text:span text:style-name="symbol0_5f_cpp">}</text:span> ProjectFile<text:span text:style-name="symbol4_5f_cpp">;</text:span></text:p>
      <text:p text:style-name="CodeBlock"/>
      <text:p text:style-name="CodeBlock"/>
      <text:p text:style-name="CodeBlock"><text:span text:style-name="keyword3_5f_cpp">typedef</text:span> <text:span text:style-name="keyword3_5f_cpp">struct</text:span></text:p>
      <text:p text:style-name="CodeBlock"><text:span text:style-name="symbol0_5f_cpp">{</text:span></text:p>
      <text:p text:style-name="CodeBlock"><text:tab/>string name<text:span text:style-name="symbol4_5f_cpp">;</text:span></text:p>
      <text:p text:style-name="CodeBlock"><text:tab/><text:span text:style-name="keyword3_5f_cpp">bool</text:span> expanded<text:span text:style-name="symbol4_5f_cpp">;</text:span></text:p>
      <text:p text:style-name="CodeBlock"><text:tab/>vector<text:span text:style-name="symbol1_5f_cpp">&lt;</text:span>ProjectFile<text:span text:style-name="symbol1_5f_cpp">&gt;</text:span> files<text:span text:style-name="symbol4_5f_cpp">;</text:span></text:p>
      <text:p text:style-name="CodeBlock"/>
      <text:p text:style-name="CodeBlock"><text:span text:style-name="symbol0_5f_cpp">}</text:span> ProjectGroup<text:span text:style-name="symbol4_5f_cpp">;</text:span></text:p>
      <text:p text:style-name="CodeBlock"/>
      <text:p text:style-name="CodeBlock"/>
      <text:p text:style-name="CodeBlock"><text:span text:style-name="comment0_5f_cpp">// The actual Project class used by Paladin is much more complicated</text:span></text:p>
      <text:p text:style-name="CodeBlock"><text:span text:style-name="comment0_5f_cpp">// because it also has some properties for maintaining state while the</text:span></text:p>
      <text:p text:style-name="CodeBlock"><text:span text:style-name="comment0_5f_cpp">// program is running, but this structure has all of the data that is used</text:span></text:p>
      <text:p text:style-name="CodeBlock"><text:span text:style-name="comment0_5f_cpp">// for building and maintaining a project.</text:span></text:p>
      <text:p text:style-name="CodeBlock"><text:span text:style-name="keyword3_5f_cpp">typedef</text:span> <text:span text:style-name="keyword3_5f_cpp">struct</text:span></text:p>
      <text:p text:style-name="CodeBlock"><text:span text:style-name="symbol0_5f_cpp">{</text:span></text:p>
      <text:p text:style-name="CodeBlock"><text:tab/>map<text:span text:style-name="symbol1_5f_cpp">&lt;</text:span>string,string<text:span text:style-name="symbol1_5f_cpp">&gt;</text:span><text:tab/><text:tab/>properties<text:span text:style-name="symbol4_5f_cpp">;</text:span></text:p>
      <text:p text:style-name="CodeBlock"><text:tab/></text:p>
      <text:p text:style-name="CodeBlock"><text:tab/>vector<text:span text:style-name="symbol1_5f_cpp">&lt;</text:span>string<text:span text:style-name="symbol1_5f_cpp">&gt;</text:span><text:tab/><text:tab/><text:tab/>localIncludes<text:span text:style-name="symbol4_5f_cpp">;</text:span></text:p>
      <text:p text:style-name="CodeBlock"><text:tab/>vector<text:span text:style-name="symbol1_5f_cpp">&lt;</text:span>string<text:span text:style-name="symbol1_5f_cpp">&gt;</text:span><text:tab/><text:tab/><text:tab/>systemIncludes<text:span text:style-name="symbol4_5f_cpp">;</text:span></text:p>
      <text:p text:style-name="CodeBlock"><text:tab/>vector<text:span text:style-name="symbol1_5f_cpp">&lt;</text:span>ProjectGroup<text:span text:style-name="symbol1_5f_cpp">&gt;</text:span><text:tab/><text:tab/>groups<text:span text:style-name="symbol4_5f_cpp">;</text:span></text:p>
      <text:p text:style-name="CodeBlock"><text:tab/>vector<text:span text:style-name="symbol1_5f_cpp">&lt;</text:span>string<text:span text:style-name="symbol1_5f_cpp">&gt;</text:span><text:tab/><text:tab/><text:tab/>libraries<text:span text:style-name="symbol4_5f_cpp">;</text:span></text:p>
      <text:p text:style-name="CodeBlock"/>
      <text:p text:style-name="CodeBlock"><text:span text:style-name="symbol0_5f_cpp">}</text:span> PaladinProject<text:span text:style-name="symbol4_5f_cpp">;</text:span></text:p>
      <text:p text:style-name="CodeBlock"/>
      <text:p text:style-name="CodeBlock"/>
      <text:p text:style-name="CodeBlock"><text:span text:style-name="keyword3_5f_cpp">int</text:span></text:p>
      <text:p text:style-name="CodeBlock">ReadPaladinProject<text:span text:style-name="symbol0_5f_cpp">(</text:span><text:span text:style-name="keyword3_5f_cpp">const</text:span> <text:span text:style-name="keyword3_5f_cpp">char</text:span> <text:span text:style-name="symbol2_5f_cpp">*</text:span>path, PaladinProject <text:span text:style-name="symbol3_5f_cpp">&amp;</text:span>proj<text:span text:style-name="symbol0_5f_cpp">)</text:span></text:p>
      <text:p text:style-name="CodeBlock"><text:span text:style-name="symbol0_5f_cpp">{</text:span></text:p>
      <text:p text:style-name="CodeBlock"><text:tab/><text:span text:style-name="comment0_5f_cpp">// Create an Input File Stream for reading the file</text:span></text:p>
      <text:p text:style-name="CodeBlock"><text:tab/>ifstream <text:span text:style-name="keyword3_5f_cpp">file</text:span><text:span text:style-name="symbol4_5f_cpp">;</text:span></text:p>
      <text:p text:style-name="CodeBlock"><text:tab/></text:p>
      <text:p text:style-name="CodeBlock"><text:tab/><text:span text:style-name="keyword3_5f_cpp">file</text:span>.<text:span text:style-name="member0_5f_cpp">open</text:span><text:span text:style-name="symbol0_5f_cpp">(</text:span>path, ifstream<text:span text:style-name="symbol4_5f_cpp">::</text:span><text:span text:style-name="member1_5f_cpp">in</text:span><text:span text:style-name="symbol0_5f_cpp">)</text:span><text:span text:style-name="symbol4_5f_cpp">;</text:span></text:p>
      <text:p text:style-name="CodeBlock"><text:tab/><text:span text:style-name="keyword0_5f_cpp">if</text:span> <text:span text:style-name="symbol0_5f_cpp">(</text:span><text:span text:style-name="symbol3_5f_cpp">!</text:span><text:span text:style-name="keyword3_5f_cpp">file</text:span>.<text:span text:style-name="member0_5f_cpp">is_open</text:span><text:span text:style-name="symbol0_5f_cpp">())</text:span></text:p>
      <text:p text:style-name="CodeBlock"><text:tab/><text:span text:style-name="symbol0_5f_cpp">{</text:span></text:p>
      <text:p text:style-name="CodeBlock"><text:tab/><text:tab/><text:span text:style-name="comment0_5f_cpp">// endl is a cross-platform stand-in for an end-of-line</text:span></text:p>
      <text:p text:style-name="CodeBlock"><text:tab/><text:tab/><text:span text:style-name="comment0_5f_cpp">// character. The EOL character is different on Windows,</text:span></text:p>
      <text:p text:style-name="CodeBlock"><text:tab/><text:tab/><text:span text:style-name="comment0_5f_cpp">// Haiku/Linux/UNIX, and OS X and this saves us from</text:span></text:p>
      <text:p text:style-name="CodeBlock"><text:tab/><text:tab/><text:span text:style-name="comment0_5f_cpp">// having to figure it out without sacrificing portability.</text:span></text:p>
      <text:p text:style-name="CodeBlock"><text:tab/><text:tab/><text:span text:style-name="keyword2_5f_cpp">cout</text:span> <text:span text:style-name="symbol1_5f_cpp">&lt;&lt;</text:span> <text:span text:style-name="string_5f_cpp">"Couldn't open the file "</text:span> <text:span text:style-name="symbol1_5f_cpp">&lt;&lt;</text:span> path <text:span text:style-name="symbol1_5f_cpp">&lt;&lt;</text:span> endl<text:span text:style-name="symbol4_5f_cpp">;</text:span></text:p>
      <text:p text:style-name="CodeBlock"><text:tab/><text:tab/><text:span text:style-name="keyword0_5f_cpp">return</text:span> <text:span text:style-name="symbol2_5f_cpp">-</text:span><text:span text:style-name="number_5f_cpp">1</text:span><text:span text:style-name="symbol4_5f_cpp">;</text:span></text:p>
      <text:p text:style-name="CodeBlock"><text:tab/><text:span text:style-name="symbol0_5f_cpp">}</text:span></text:p>
      <text:p text:style-name="CodeBlock"><text:tab/></text:p>
      <text:p text:style-name="CodeBlock"><text:tab/><text:span text:style-name="comment0_5f_cpp">// Empty the project's data to make sure we're not building</text:span></text:p>
      <text:p text:style-name="CodeBlock"><text:tab/><text:span text:style-name="comment0_5f_cpp">// upon existing baggage.</text:span></text:p>
      <text:p text:style-name="CodeBlock"><text:tab/>proj.<text:span text:style-name="member0_5f_cpp">properties</text:span>.<text:span text:style-name="member0_5f_cpp">clear</text:span><text:span text:style-name="symbol0_5f_cpp">()</text:span><text:span text:style-name="symbol4_5f_cpp">;</text:span></text:p>
      <text:p text:style-name="CodeBlock"><text:tab/>proj.<text:span text:style-name="member0_5f_cpp">localIncludes</text:span>.<text:span text:style-name="member0_5f_cpp">clear</text:span><text:span text:style-name="symbol0_5f_cpp">()</text:span><text:span text:style-name="symbol4_5f_cpp">;</text:span></text:p>
      <text:p text:style-name="CodeBlock"><text:tab/>proj.<text:span text:style-name="member0_5f_cpp">systemIncludes</text:span>.<text:span text:style-name="member0_5f_cpp">clear</text:span><text:span text:style-name="symbol0_5f_cpp">()</text:span><text:span text:style-name="symbol4_5f_cpp">;</text:span></text:p>
      <text:p text:style-name="CodeBlock"><text:tab/>proj.<text:span text:style-name="member0_5f_cpp">groups</text:span>.<text:span text:style-name="member0_5f_cpp">clear</text:span><text:span text:style-name="symbol0_5f_cpp">()</text:span><text:span text:style-name="symbol4_5f_cpp">;</text:span></text:p>
      <text:p text:style-name="CodeBlock"><text:soft-page-break/><text:tab/></text:p>
      <text:p text:style-name="CodeBlock"><text:tab/><text:span text:style-name="keyword0_5f_cpp">while</text:span> <text:span text:style-name="symbol0_5f_cpp">(</text:span><text:span text:style-name="symbol3_5f_cpp">!</text:span><text:span text:style-name="keyword3_5f_cpp">file</text:span>.<text:span text:style-name="member0_5f_cpp">eof</text:span><text:span text:style-name="symbol0_5f_cpp">())</text:span></text:p>
      <text:p text:style-name="CodeBlock"><text:tab/><text:span text:style-name="symbol0_5f_cpp">{</text:span></text:p>
      <text:p text:style-name="CodeBlock"><text:tab/><text:tab/>string strData<text:span text:style-name="symbol4_5f_cpp">;</text:span></text:p>
      <text:p text:style-name="CodeBlock"><text:tab/><text:tab/></text:p>
      <text:p text:style-name="CodeBlock"><text:tab/><text:tab/><text:span text:style-name="comment0_5f_cpp">// While the fstream class has a getline() method, it only</text:span></text:p>
      <text:p text:style-name="CodeBlock"><text:tab/><text:tab/><text:span text:style-name="comment0_5f_cpp">// works on regular strings. There is a global getline()</text:span></text:p>
      <text:p text:style-name="CodeBlock"><text:tab/><text:tab/><text:span text:style-name="comment0_5f_cpp">// function in &lt;string&gt; which reads data from a stream into</text:span></text:p>
      <text:p text:style-name="CodeBlock"><text:tab/><text:tab/><text:span text:style-name="comment0_5f_cpp">// a C++ string. This is the version that we will use.</text:span></text:p>
      <text:p text:style-name="CodeBlock"><text:tab/><text:tab/>getline<text:span text:style-name="symbol0_5f_cpp">(</text:span><text:span text:style-name="keyword3_5f_cpp">file</text:span>, strData<text:span text:style-name="symbol0_5f_cpp">)</text:span><text:span text:style-name="symbol4_5f_cpp">;</text:span></text:p>
      <text:p text:style-name="CodeBlock"><text:tab/><text:tab/></text:p>
      <text:p text:style-name="CodeBlock"><text:tab/><text:tab/><text:span text:style-name="comment0_5f_cpp">// An empty line shouldn't exist in a Paladin project, but</text:span></text:p>
      <text:p text:style-name="CodeBlock"><text:tab/><text:tab/><text:span text:style-name="comment0_5f_cpp">// let's handle the case just to prevent headaches.</text:span></text:p>
      <text:p text:style-name="CodeBlock"><text:tab/><text:tab/><text:span text:style-name="keyword0_5f_cpp">if</text:span> <text:span text:style-name="symbol0_5f_cpp">(</text:span>strData.<text:span text:style-name="member0_5f_cpp">empty</text:span><text:span text:style-name="symbol0_5f_cpp">())</text:span></text:p>
      <text:p text:style-name="CodeBlock"><text:tab/><text:tab/><text:tab/><text:span text:style-name="keyword0_5f_cpp">continue</text:span><text:span text:style-name="symbol4_5f_cpp">;</text:span></text:p>
      <text:p text:style-name="CodeBlock"><text:tab/><text:tab/></text:p>
      <text:p text:style-name="CodeBlock"><text:tab/><text:tab/><text:span text:style-name="keyword3_5f_cpp">size_t</text:span> pos <text:span text:style-name="symbol1_5f_cpp">=</text:span> strData.<text:span text:style-name="member0_5f_cpp">find</text:span><text:span text:style-name="symbol0_5f_cpp">(</text:span><text:span text:style-name="string_5f_cpp">'='</text:span><text:span text:style-name="symbol0_5f_cpp">)</text:span><text:span text:style-name="symbol4_5f_cpp">;</text:span></text:p>
      <text:p text:style-name="CodeBlock"><text:tab/><text:tab/></text:p>
      <text:p text:style-name="CodeBlock"><text:tab/><text:tab/><text:span text:style-name="comment0_5f_cpp">// npos is the maximum size for a C++ string. find() will</text:span></text:p>
      <text:p text:style-name="CodeBlock"><text:tab/><text:tab/><text:span text:style-name="comment0_5f_cpp">// return npos if the string searched for is not found.</text:span></text:p>
      <text:p text:style-name="CodeBlock"><text:tab/><text:tab/><text:span text:style-name="keyword0_5f_cpp">if</text:span> <text:span text:style-name="symbol0_5f_cpp">(</text:span>pos <text:span text:style-name="symbol1_5f_cpp">==</text:span> string<text:span text:style-name="symbol4_5f_cpp">::</text:span><text:span text:style-name="member1_5f_cpp">npos</text:span><text:span text:style-name="symbol0_5f_cpp">)</text:span></text:p>
      <text:p text:style-name="CodeBlock"><text:tab/><text:tab/><text:tab/><text:span text:style-name="keyword0_5f_cpp">continue</text:span><text:span text:style-name="symbol4_5f_cpp">;</text:span></text:p>
      <text:p text:style-name="CodeBlock"><text:tab/><text:tab/></text:p>
      <text:p text:style-name="CodeBlock"><text:tab/><text:tab/>string key <text:span text:style-name="symbol1_5f_cpp">=</text:span> strData.<text:span text:style-name="member0_5f_cpp">substr</text:span><text:span text:style-name="symbol0_5f_cpp">(</text:span><text:span text:style-name="number_5f_cpp">0</text:span>, pos<text:span text:style-name="symbol0_5f_cpp">)</text:span><text:span text:style-name="symbol4_5f_cpp">;</text:span></text:p>
      <text:p text:style-name="CodeBlock"><text:tab/><text:tab/>string value <text:span text:style-name="symbol1_5f_cpp">=</text:span> strData.<text:span text:style-name="member0_5f_cpp">substr</text:span><text:span text:style-name="symbol0_5f_cpp">(</text:span>pos <text:span text:style-name="symbol2_5f_cpp">+</text:span> <text:span text:style-name="number_5f_cpp">1</text:span>, string<text:span text:style-name="symbol4_5f_cpp">::</text:span><text:span text:style-name="member1_5f_cpp">npos</text:span><text:span text:style-name="symbol0_5f_cpp">)</text:span><text:span text:style-name="symbol4_5f_cpp">;</text:span></text:p>
      <text:p text:style-name="CodeBlock"><text:tab/><text:tab/></text:p>
      <text:p text:style-name="CodeBlock"><text:tab/><text:tab/><text:span text:style-name="keyword0_5f_cpp">if</text:span> <text:span text:style-name="symbol0_5f_cpp">(</text:span>key.<text:span text:style-name="member0_5f_cpp">compare</text:span><text:span text:style-name="symbol0_5f_cpp">(</text:span><text:span text:style-name="string_5f_cpp">"GROUP"</text:span><text:span text:style-name="symbol0_5f_cpp">)</text:span> <text:span text:style-name="symbol1_5f_cpp">==</text:span> <text:span text:style-name="number_5f_cpp">0</text:span><text:span text:style-name="symbol0_5f_cpp">)</text:span></text:p>
      <text:p text:style-name="CodeBlock"><text:tab/><text:tab/><text:span text:style-name="symbol0_5f_cpp">{</text:span></text:p>
      <text:p text:style-name="CodeBlock"><text:tab/><text:tab/><text:tab/><text:span text:style-name="comment0_5f_cpp">// Using vectors saves us from having to worry about</text:span></text:p>
      <text:p text:style-name="CodeBlock"><text:tab/><text:tab/><text:tab/><text:span text:style-name="comment0_5f_cpp">// memory management and pointers. Instead, all that we</text:span></text:p>
      <text:p text:style-name="CodeBlock"><text:tab/><text:tab/><text:tab/><text:span text:style-name="comment0_5f_cpp">// have to do is create a new group on the stack which</text:span></text:p>
      <text:p text:style-name="CodeBlock"><text:tab/><text:tab/><text:tab/><text:span text:style-name="comment0_5f_cpp">// will be used to initialize the new element in the</text:span></text:p>
      <text:p text:style-name="CodeBlock"><text:tab/><text:tab/><text:tab/><text:span text:style-name="comment0_5f_cpp">// groups vector.</text:span></text:p>
      <text:p text:style-name="CodeBlock"><text:tab/><text:tab/><text:tab/>ProjectGroup newGroup<text:span text:style-name="symbol4_5f_cpp">;</text:span></text:p>
      <text:p text:style-name="CodeBlock"><text:tab/><text:tab/><text:tab/>newGroup.<text:span text:style-name="member0_5f_cpp">name</text:span> <text:span text:style-name="symbol1_5f_cpp">=</text:span> value<text:span text:style-name="symbol4_5f_cpp">;</text:span></text:p>
      <text:p text:style-name="CodeBlock"><text:tab/><text:tab/><text:tab/>proj.<text:span text:style-name="member0_5f_cpp">groups</text:span>.<text:span text:style-name="member0_5f_cpp">push_back</text:span><text:span text:style-name="symbol0_5f_cpp">(</text:span>newGroup<text:span text:style-name="symbol0_5f_cpp">)</text:span><text:span text:style-name="symbol4_5f_cpp">;</text:span></text:p>
      <text:p text:style-name="CodeBlock"><text:tab/><text:tab/><text:tab/></text:p>
      <text:p text:style-name="CodeBlock"><text:tab/><text:tab/><text:span text:style-name="symbol0_5f_cpp">}</text:span></text:p>
      <text:p text:style-name="CodeBlock"><text:tab/><text:tab/><text:span text:style-name="keyword0_5f_cpp">else</text:span> <text:span text:style-name="keyword0_5f_cpp">if</text:span> <text:span text:style-name="symbol0_5f_cpp">(</text:span>key.<text:span text:style-name="member0_5f_cpp">compare</text:span><text:span text:style-name="symbol0_5f_cpp">(</text:span><text:span text:style-name="string_5f_cpp">"EXPANDGROUP"</text:span><text:span text:style-name="symbol0_5f_cpp">)</text:span> <text:span text:style-name="symbol1_5f_cpp">==</text:span> <text:span text:style-name="number_5f_cpp">0</text:span><text:span text:style-name="symbol0_5f_cpp">)</text:span></text:p>
      <text:p text:style-name="CodeBlock"><text:tab/><text:tab/><text:span text:style-name="symbol0_5f_cpp">{</text:span></text:p>
      <text:p text:style-name="CodeBlock"><text:tab/><text:tab/><text:tab/><text:span text:style-name="keyword0_5f_cpp">if</text:span> <text:span text:style-name="symbol0_5f_cpp">(</text:span><text:span text:style-name="symbol3_5f_cpp">!</text:span>proj.<text:span text:style-name="member0_5f_cpp">groups</text:span>.<text:span text:style-name="member0_5f_cpp">empty</text:span><text:span text:style-name="symbol0_5f_cpp">())</text:span></text:p>
      <text:p text:style-name="CodeBlock"><text:tab/><text:tab/><text:tab/><text:tab/>proj.<text:span text:style-name="member0_5f_cpp">groups</text:span>.<text:span text:style-name="member0_5f_cpp">back</text:span><text:span text:style-name="symbol0_5f_cpp">()</text:span>.<text:span text:style-name="member0_5f_cpp">expanded</text:span> <text:span text:style-name="symbol1_5f_cpp">=</text:span></text:p>
      <text:p text:style-name="CodeBlock"><text:tab/><text:tab/><text:tab/><text:tab/><text:tab/><text:tab/>strcasecmp<text:span text:style-name="symbol0_5f_cpp">(</text:span>value.<text:span text:style-name="member0_5f_cpp">c_str</text:span><text:span text:style-name="symbol0_5f_cpp">()</text:span>, <text:span text:style-name="string_5f_cpp">"yes"</text:span><text:span text:style-name="symbol0_5f_cpp">)</text:span><text:span text:style-name="symbol4_5f_cpp">;</text:span></text:p>
      <text:p text:style-name="CodeBlock"><text:tab/><text:tab/><text:span text:style-name="symbol0_5f_cpp">}</text:span></text:p>
      <text:p text:style-name="CodeBlock"><text:tab/><text:tab/><text:span text:style-name="keyword0_5f_cpp">else</text:span> <text:span text:style-name="keyword0_5f_cpp">if</text:span> <text:span text:style-name="symbol0_5f_cpp">(</text:span>key.<text:span text:style-name="member0_5f_cpp">compare</text:span><text:span text:style-name="symbol0_5f_cpp">(</text:span><text:span text:style-name="string_5f_cpp">"SOURCEFILE"</text:span><text:span text:style-name="symbol0_5f_cpp">)</text:span> <text:span text:style-name="symbol1_5f_cpp">==</text:span> <text:span text:style-name="number_5f_cpp">0</text:span><text:span text:style-name="symbol0_5f_cpp">)</text:span></text:p>
      <text:p text:style-name="CodeBlock"><text:tab/><text:tab/><text:span text:style-name="symbol0_5f_cpp">{</text:span></text:p>
      <text:p text:style-name="CodeBlock"><text:tab/><text:tab/><text:tab/><text:span text:style-name="comment0_5f_cpp">// Quite a few dots are used to create the new file, but</text:span></text:p>
      <text:p text:style-name="CodeBlock"><text:tab/><text:tab/><text:tab/><text:span text:style-name="comment0_5f_cpp">// that's OK. It sure beats messing around with pointers.</text:span></text:p>
      <text:p text:style-name="CodeBlock"><text:tab/><text:tab/><text:tab/>ProjectFile newFile<text:span text:style-name="symbol4_5f_cpp">;</text:span></text:p>
      <text:p text:style-name="CodeBlock"><text:tab/><text:tab/><text:tab/>newFile.<text:span text:style-name="member0_5f_cpp">path</text:span> <text:span text:style-name="symbol1_5f_cpp">=</text:span> value<text:span text:style-name="symbol4_5f_cpp">;</text:span></text:p>
      <text:p text:style-name="CodeBlock"><text:tab/><text:tab/><text:tab/>proj.<text:span text:style-name="member0_5f_cpp">groups</text:span>.<text:span text:style-name="member0_5f_cpp">back</text:span><text:span text:style-name="symbol0_5f_cpp">()</text:span>.<text:span text:style-name="member0_5f_cpp">files</text:span>.<text:span text:style-name="member0_5f_cpp">push_back</text:span><text:span text:style-name="symbol0_5f_cpp">(</text:span>newFile<text:span text:style-name="symbol0_5f_cpp">)</text:span><text:span text:style-name="symbol4_5f_cpp">;</text:span></text:p>
      <text:p text:style-name="CodeBlock"><text:tab/><text:tab/><text:span text:style-name="symbol0_5f_cpp">}</text:span></text:p>
      <text:p text:style-name="CodeBlock"><text:tab/><text:tab/><text:span text:style-name="keyword0_5f_cpp">else</text:span> <text:span text:style-name="keyword0_5f_cpp">if</text:span> <text:span text:style-name="symbol0_5f_cpp">(</text:span>key.<text:span text:style-name="member0_5f_cpp">compare</text:span><text:span text:style-name="symbol0_5f_cpp">(</text:span><text:span text:style-name="string_5f_cpp">"DEPENDENCY"</text:span><text:span text:style-name="symbol0_5f_cpp">)</text:span> <text:span text:style-name="symbol1_5f_cpp">==</text:span> <text:span text:style-name="number_5f_cpp">0</text:span><text:span text:style-name="symbol0_5f_cpp">)</text:span></text:p>
      <text:p text:style-name="CodeBlock"><text:tab/><text:tab/><text:tab/>proj.<text:span text:style-name="member0_5f_cpp">groups</text:span>.<text:span text:style-name="member0_5f_cpp">back</text:span><text:span text:style-name="symbol0_5f_cpp">()</text:span>.<text:span text:style-name="member0_5f_cpp">files</text:span>.<text:span text:style-name="member0_5f_cpp">back</text:span><text:span text:style-name="symbol0_5f_cpp">()</text:span>.<text:span text:style-name="member0_5f_cpp">dependencies</text:span> <text:span text:style-name="symbol1_5f_cpp">=</text:span> value<text:span text:style-name="symbol4_5f_cpp">;</text:span></text:p>
      <text:p text:style-name="CodeBlock"><text:tab/><text:tab/><text:span text:style-name="keyword0_5f_cpp">else</text:span> <text:span text:style-name="keyword0_5f_cpp">if</text:span> <text:span text:style-name="symbol0_5f_cpp">(</text:span>key.<text:span text:style-name="member0_5f_cpp">compare</text:span><text:span text:style-name="symbol0_5f_cpp">(</text:span><text:span text:style-name="string_5f_cpp">"LIBRARY"</text:span><text:span text:style-name="symbol0_5f_cpp">)</text:span> <text:span text:style-name="symbol1_5f_cpp">==</text:span> <text:span text:style-name="number_5f_cpp">0</text:span><text:span text:style-name="symbol0_5f_cpp">)</text:span></text:p>
      <text:p text:style-name="CodeBlock"><text:tab/><text:tab/><text:tab/>proj.<text:span text:style-name="member0_5f_cpp">libraries</text:span>.<text:span text:style-name="member0_5f_cpp">push_back</text:span><text:span text:style-name="symbol0_5f_cpp">(</text:span>value<text:span text:style-name="symbol0_5f_cpp">)</text:span><text:span text:style-name="symbol4_5f_cpp">;</text:span></text:p>
      <text:p text:style-name="CodeBlock"><text:tab/><text:tab/><text:span text:style-name="keyword0_5f_cpp">else</text:span></text:p>
      <text:p text:style-name="CodeBlock"><text:tab/><text:tab/><text:tab/>proj.<text:span text:style-name="member0_5f_cpp">properties</text:span><text:span text:style-name="symbol0_5f_cpp">[</text:span>key<text:span text:style-name="symbol0_5f_cpp">]</text:span> <text:span text:style-name="symbol1_5f_cpp">=</text:span> value<text:span text:style-name="symbol4_5f_cpp">;</text:span></text:p>
      <text:p text:style-name="CodeBlock"><text:tab/><text:span text:style-name="symbol0_5f_cpp">}</text:span></text:p>
      <text:p text:style-name="CodeBlock"><text:soft-page-break/><text:tab/></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CodeBlock"/>
      <text:p text:style-name="CodeBlock"/>
      <text:p text:style-name="CodeBlock"><text:span text:style-name="keyword3_5f_cpp">int</text:span></text:p>
      <text:p text:style-name="CodeBlock">main<text:span text:style-name="symbol0_5f_cpp">(</text:span><text:span text:style-name="keyword3_5f_cpp">int</text:span> argc, <text:span text:style-name="keyword3_5f_cpp">char</text:span> <text:span text:style-name="symbol2_5f_cpp">**</text:span>argv<text:span text:style-name="symbol0_5f_cpp">)</text:span></text:p>
      <text:p text:style-name="CodeBlock"><text:span text:style-name="symbol0_5f_cpp">{</text:span></text:p>
      <text:p text:style-name="CodeBlock"><text:tab/>PaladinProject project<text:span text:style-name="symbol4_5f_cpp">;</text:span></text:p>
      <text:p text:style-name="CodeBlock"><text:tab/></text:p>
      <text:p text:style-name="CodeBlock"><text:tab/><text:span text:style-name="keyword0_5f_cpp">if</text:span> <text:span text:style-name="symbol0_5f_cpp">(</text:span>argc <text:span text:style-name="symbol1_5f_cpp">==</text:span> <text:span text:style-name="number_5f_cpp">2</text:span><text:span text:style-name="symbol0_5f_cpp">)</text:span></text:p>
      <text:p text:style-name="CodeBlock"><text:tab/><text:tab/>ReadPaladinProject<text:span text:style-name="symbol0_5f_cpp">(</text:span>argv<text:span text:style-name="symbol0_5f_cpp">[</text:span><text:span text:style-name="number_5f_cpp">1</text:span><text:span text:style-name="symbol0_5f_cpp">]</text:span>, project<text:span text:style-name="symbol0_5f_cpp">)</text:span><text:span text:style-name="symbol4_5f_cpp">;</text:span></text:p>
      <text:p text:style-name="CodeBlock"><text:tab/><text:span text:style-name="keyword0_5f_cpp">else</text:span></text:p>
      <text:p text:style-name="CodeBlock"><text:tab/><text:tab/><text:span text:style-name="keyword2_5f_cpp">cout</text:span> <text:span text:style-name="symbol1_5f_cpp">&lt;&lt;</text:span> <text:span text:style-name="string_5f_cpp">"Usage: "</text:span> <text:span text:style-name="symbol1_5f_cpp">&lt;&lt;</text:span> argv<text:span text:style-name="symbol0_5f_cpp">[</text:span><text:span text:style-name="number_5f_cpp">0</text:span><text:span text:style-name="symbol0_5f_cpp">]</text:span> <text:span text:style-name="symbol1_5f_cpp">&lt;&lt;</text:span> <text:span text:style-name="string_5f_cpp">" &lt;path&gt;</text:span><text:span text:style-name="escaped_5f_cpp">\n</text:span><text:span text:style-name="string_5f_cpp">"</text:span><text:span text:style-name="symbol4_5f_cpp">;</text:span></text:p>
      <text:p text:style-name="CodeBlock"><text:tab/></text:p>
      <text:p text:style-name="CodeBlock"><text:tab/>map<text:span text:style-name="symbol1_5f_cpp">&lt;</text:span>string,string<text:span text:style-name="symbol1_5f_cpp">&gt;</text:span><text:span text:style-name="symbol4_5f_cpp">::</text:span><text:span text:style-name="member1_5f_cpp">iterator</text:span> i<text:span text:style-name="symbol4_5f_cpp">;</text:span></text:p>
      <text:p text:style-name="CodeBlock"><text:tab/><text:span text:style-name="keyword0_5f_cpp">for</text:span> <text:span text:style-name="symbol0_5f_cpp">(</text:span>i <text:span text:style-name="symbol1_5f_cpp">=</text:span> project.<text:span text:style-name="member0_5f_cpp">properties</text:span>.<text:span text:style-name="member0_5f_cpp">begin</text:span><text:span text:style-name="symbol0_5f_cpp">()</text:span><text:span text:style-name="symbol4_5f_cpp">;</text:span> i <text:span text:style-name="symbol3_5f_cpp">!</text:span><text:span text:style-name="symbol1_5f_cpp">=</text:span> project.<text:span text:style-name="member0_5f_cpp">properties</text:span>.<text:span text:style-name="member0_5f_cpp">end</text:span><text:span text:style-name="symbol0_5f_cpp">()</text:span><text:span text:style-name="symbol4_5f_cpp">;</text:span></text:p>
      <text:p text:style-name="CodeBlock"><text:tab/><text:tab/>i<text:span text:style-name="symbol2_5f_cpp">++</text:span><text:span text:style-name="symbol0_5f_cpp">)</text:span></text:p>
      <text:p text:style-name="CodeBlock"><text:tab/><text:tab/><text:span text:style-name="keyword2_5f_cpp">cout</text:span> <text:span text:style-name="symbol1_5f_cpp">&lt;&lt;</text:span> i<text:span text:style-name="symbol2_5f_cpp">-</text:span><text:span text:style-name="symbol1_5f_cpp">&gt;</text:span>first <text:span text:style-name="symbol1_5f_cpp">&lt;&lt;</text:span> <text:span text:style-name="string_5f_cpp">": "</text:span> <text:span text:style-name="symbol1_5f_cpp">&lt;&lt;</text:span> i<text:span text:style-name="symbol2_5f_cpp">-</text:span><text:span text:style-name="symbol1_5f_cpp">&gt;</text:span>second <text:span text:style-name="symbol1_5f_cpp">&lt;&lt;</text:span> endl<text:span text:style-name="symbol4_5f_cpp">;</text:span></text:p>
      <text:p text:style-name="CodeBlock"><text:tab/></text:p>
      <text:p text:style-name="CodeBlock"><text:tab/><text:span text:style-name="keyword0_5f_cpp">return</text:span> <text:span text:style-name="number_5f_cpp">0</text:span><text:span text:style-name="symbol4_5f_cpp">;</text:span></text:p>
      <text:p text:style-name="CodeBlock"><text:span text:style-name="symbol0_5f_cpp">}</text:span></text:p>
      <text:h text:style-name="Heading_20_2" text:outline-level="2">Going Further</text:h>
      <text:list xml:id="list1604431423" text:style-name="L2">
        <text:list-item>
          <text:p text:style-name="P6">Use this project as a starting point for printing information about a Paladin project.</text:p>
        </text:list-item>
        <text:list-item>
          <text:p text:style-name="P6">Create a program which reads a Paladin project and spits out a makefile or Jamfile.</text:p>
        </text:list-item>
      </text:list>
      <text:p text:style-name="P7"/>
      <text:h text:style-name="P18" text:outline-level="2">Unit 1 Review Answers</text:h>
      <text:h text:style-name="P19" text:outline-level="3">Lesson 1</text:h>
      <text:list xml:id="list499850090" text:style-name="L3">
        <text:list-item>
          <text:p text:style-name="P8">Templates are a way of making classes and functions work with types in a generalized way.</text:p>
        </text:list-item>
        <text:list-item>
          <text:p text:style-name="P8">Templates are most often used to create container classes.</text:p>
        </text:list-item>
        <text:list-item>
          <text:p text:style-name="P17"><text:span text:style-name="T1">A template-based class declaration is preceded by the </text:span><text:span text:style-name="Code"><text:span text:style-name="T2">template</text:span></text:span><text:span text:style-name="Code"><text:span text:style-name="T1"> &lt;</text:span></text:span><text:span text:style-name="Code"><text:span text:style-name="T2">class</text:span></text:span><text:span text:style-name="Code"><text:span text:style-name="T1"> T&gt; </text:span></text:span><text:span text:style-name="T1">declaration </text:span><text:span text:style-name="T1">placed before the </text:span><text:span text:style-name="Code"><text:span text:style-name="T2">class</text:span></text:span><text:span text:style-name="Code"><text:span text:style-name="T1"> MyClass</text:span></text:span><text:span text:style-name="T1"> line. A template-based function places this text before the rest of the function's declaration.</text:span></text:p>
        </text:list-item>
        <text:list-item>
          <text:p text:style-name="P9"><text:span text:style-name="T1">Function definitions which use templates must be placed in a header file because the templates are generated at compile time. If this is not done, linker errors ensue.</text:span></text:p>
        </text:list-item>
        <text:list-item>
          <text:p text:style-name="P9"><text:span text:style-name="T1">There are actually two main differences between deques and vectors. First, it is not safe to use pointers to refer to the elements in a deque, unlike a vector. Second, it is possible to add elements only to the back of a vector, whereas elements can be added to either the back or front of a deque.</text:span></text:p>
        </text:list-item>
        <text:list-item>
          <text:p text:style-name="P10"><text:span text:style-name="T3">The main drawback of the list container is that it is not possible to quickly access an arbitrary element – getting to a specific item involves iterating from its beginning.</text:span></text:p>
        </text:list-item>
        <text:list-item>
          <text:p text:style-name="P10"><text:span text:style-name="T3">The Standard Template Library uses the </text:span><text:span text:style-name="Code"><text:span text:style-name="T3">std</text:span></text:span><text:span text:style-name="T3"> namespace.</text:span></text:p>
        </text:list-item>
        <text:list-item>
          <text:p text:style-name="P10"><text:span text:style-name="T3">The </text:span><text:span text:style-name="Code"><text:span text:style-name="T3">using</text:span></text:span><text:span text:style-name="T3"> keyword allows you to refer to members of a namespace without a prefix.</text:span></text:p>
        </text:list-item>
      </text:list>
      <text:h text:style-name="Heading_20_3" text:outline-level="3"><text:span text:style-name="T3">Lesson 2</text:span></text:h>
      <text:list xml:id="list2135442480" text:continue-list="list499850090" text:style-name="L3">
        <text:list-item text:start-value="1">
          <text:p text:style-name="P10"><text:span text:style-name="T3">The </text:span><text:span text:style-name="Code"><text:span text:style-name="T3">map</text:span></text:span><text:span text:style-name="T3"> container stores elements as key-value pairs. The </text:span><text:span text:style-name="Code"><text:span text:style-name="T3">set</text:span></text:span><text:span text:style-name="T3"> container is different in that the values are the same as the keys.</text:span></text:p>
        </text:list-item>
        <text:list-item>
          <text:p text:style-name="P9"><text:soft-page-break/><text:span text:style-name="Code"><text:span text:style-name="T3">equal_range()</text:span></text:span><text:span text:style-name="T3"> returns two iterators which refer to all items matching a value in a </text:span><text:span text:style-name="Code"><text:span text:style-name="T3">multiset</text:span></text:span><text:span text:style-name="T3"> or </text:span><text:span text:style-name="Code"><text:span text:style-name="T3">multimap</text:span></text:span><text:span text:style-name="T3">.</text:span></text:p>
        </text:list-item>
        <text:list-item>
          <text:p text:style-name="P9"><text:span text:style-name="T3">FIFO refers to </text:span><text:span text:style-name="T4">F</text:span><text:span text:style-name="T3">irst-</text:span><text:span text:style-name="T4">I</text:span><text:span text:style-name="T3">n, </text:span><text:span text:style-name="T4">F</text:span><text:span text:style-name="T3">irst-</text:span><text:span text:style-name="T4">O</text:span><text:span text:style-name="T3">ut processing, which is where the items that are the first to go into a container are also the first to leave it, much like a line at a movie theater. </text:span><text:span text:style-name="T6">LIFO stands for </text:span><text:span text:style-name="T5">L</text:span><text:span text:style-name="T6">ast-</text:span><text:span text:style-name="T5">I</text:span><text:span text:style-name="T6">n, </text:span><text:span text:style-name="T5">F</text:span><text:span text:style-name="T6">irst-</text:span><text:span text:style-name="T5">O</text:span><text:span text:style-name="T6">ut processing, where the last items into a container are the first to leave. The Towers of Hanoi puzzle exemplifies this.</text:span></text:p>
        </text:list-item>
        <text:list-item>
          <text:p text:style-name="P11"><text:span text:style-name="T6">The difference between a </text:span><text:span text:style-name="Code"><text:span text:style-name="T6">queue</text:span></text:span><text:span text:style-name="T6"> and a </text:span><text:span text:style-name="Code"><text:span text:style-name="T6">priority_queue</text:span></text:span><text:span text:style-name="T6"> is that the item with the highest priority is the first item out of a </text:span><text:span text:style-name="Code"><text:span text:style-name="T6">priority_queue</text:span></text:span><text:span text:style-name="T6">, which does not necessarily translate to the the first item in. A regular </text:span><text:span text:style-name="Code"><text:span text:style-name="T6">queue</text:span></text:span><text:span text:style-name="T6"> is strictly FIFO.</text:span></text:p>
        </text:list-item>
      </text:list>
      <text:h text:style-name="Heading_20_3" text:outline-level="3"><text:span text:style-name="T6">Lesson 3</text:span></text:h>
      <text:list xml:id="list312298224" text:continue-list="list2135442480" text:style-name="L3">
        <text:list-item text:start-value="1">
          <text:p text:style-name="P9"><text:span text:style-name="T6">The four standard C++ streams are </text:span><text:span text:style-name="Code"><text:span text:style-name="T6">cin</text:span></text:span><text:span text:style-name="T6">, </text:span><text:span text:style-name="Code"><text:span text:style-name="T6">cout</text:span></text:span><text:span text:style-name="T6">, </text:span><text:span text:style-name="Code"><text:span text:style-name="T6">cerr</text:span></text:span><text:span text:style-name="T6">, and </text:span><text:span text:style-name="Code"><text:span text:style-name="T6">clog</text:span></text:span><text:span text:style-name="T6">.</text:span></text:p>
        </text:list-item>
        <text:list-item>
          <text:p text:style-name="P9"><text:span text:style-name="Code"><text:span text:style-name="T7">fail()</text:span></text:span><text:span text:style-name="T7"> </text:span><text:span text:style-name="T8">usually applies to the failure of an individual call, such as a write fail. </text:span><text:span text:style-name="Code"><text:span text:style-name="T8">bad()</text:span></text:span><text:span text:style-name="T8"> is normally true when there is an error condition in the state of things that applies to more than just an individual method failure.</text:span></text:p>
        </text:list-item>
        <text:list-item>
          <text:p text:style-name="P9"><text:span text:style-name="Code"><text:span text:style-name="T9">endl</text:span></text:span><text:span text:style-name="T9"> should be used instead of just </text:span><text:span text:style-name="Code"><text:span text:style-name="T9">'\n'</text:span></text:span><text:span text:style-name="T9"> because </text:span><text:span text:style-name="Code"><text:span text:style-name="T9">endl</text:span></text:span><text:span text:style-name="T9"> is portable across operating systems – not every operating system uses </text:span><text:span text:style-name="Code"><text:span text:style-name="T9">'\n'</text:span></text:span><text:span text:style-name="T9"> as its end-of-line character.</text:span></text:p>
        </text:list-item>
        <text:list-item>
          <text:p text:style-name="P9"><text:span text:style-name="T10">The call stack is the series of nested function calls in a program, starting with </text:span><text:span text:style-name="Code"><text:span text:style-name="T10">main()</text:span></text:span><text:span text:style-name="T10">.</text:span></text:p>
        </text:list-item>
        <text:list-item>
          <text:p text:style-name="P9"><text:span text:style-name="T10">T</text:span><text:span text:style-name="T1">he </text:span><text:span text:style-name="Code"><text:span text:style-name="T1">boolalpha</text:span></text:span><text:span text:style-name="T1"> formatter </text:span><text:span text:style-name="T10">translates boolean values to </text:span><text:span text:style-name="Code"><text:span text:style-name="T10">"true"</text:span></text:span><text:span text:style-name="T10"> and </text:span><text:span text:style-name="Code"><text:span text:style-name="T10">"false"</text:span></text:span><text:span text:style-name="T10"> strings.</text:span></text:p>
        </text:list-item>
        <text:list-item>
          <text:p text:style-name="P12"><text:span text:style-name="T11">Exceptions are not normally used in Haiku for performance reasons – unrolling the call stack is slow and the error handling provided by the API is normally sufficient.</text:span></text:p>
        </text:list-item>
      </text:list>
      <text:h text:style-name="Heading_20_3" text:outline-level="3"><text:span text:style-name="T11">Lesson 4</text:span></text:h>
      <text:list xml:id="list1936290638" text:continue-numbering="true" text:style-name="L3">
        <text:list-item>
          <text:p text:style-name="P13"><text:span text:style-name="T12">The Subversion project was started to correct the problems inherent in the CVS version control system.</text:span></text:p>
        </text:list-item>
        <text:list-item>
          <text:p text:style-name="P14"><text:span text:style-name="T13">Setting your name and e-mail address in the </text:span><text:span text:style-name="Code"><text:span text:style-name="T13">~/.hgrc</text:span></text:span><text:span text:style-name="T13"> file must be done before doing version control with Mercurial.</text:span></text:p>
        </text:list-item>
        <text:list-item>
          <text:p text:style-name="P14"><text:span text:style-name="T14">If the </text:span><text:span text:style-name="Code"><text:span text:style-name="T14">EDITOR</text:span></text:span><text:span text:style-name="T14"> shell variable has been set, </text:span><text:span text:style-name="T13">Mercurial will use </text:span><text:span text:style-name="T14">it to edit commit messages.</text:span></text:p>
        </text:list-item>
        <text:list-item>
          <text:p text:style-name="P9"><text:span text:style-name="T15">The </text:span><text:span text:style-name="Code"><text:span text:style-name="T15">hg init</text:span></text:span><text:span text:style-name="T15"> command creates a Mercurial repository.</text:span></text:p>
        </text:list-item>
        <text:list-item>
          <text:p text:style-name="P15"><text:span text:style-name="Code"><text:span text:style-name="T15">hg commit</text:span></text:span><text:span text:style-name="T15"> checks in changes to the local repository. </text:span><text:span text:style-name="Code"><text:span text:style-name="T15">hg push</text:span></text:span><text:span text:style-name="T15"> sends them from the local repository to a remote one.</text:span></text:p>
        </text:list-item>
        <text:list-item>
          <text:p text:style-name="P15"><text:span text:style-name="Code"><text:span text:style-name="T15">hg revert</text:span></text:span><text:span text:style-name="T15"> undoes the changes made to one or more files since the last check-in. It can also undo changes back to a specific revision.</text:span></text:p>
        </text:list-item>
      </text:list>
      <text:p text:style-name="P1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1-09T08:02:11</dc:date>
    <meta:editing-duration>PT89H08M50S</meta:editing-duration>
    <meta:editing-cycles>1350</meta:editing-cycles>
    <meta:generator>OpenOffice.org/3.2$Linux OpenOffice.org_project/320m19$Build-9505</meta:generator>
    <dc:creator>DarkWyrm </dc:creator>
    <meta:document-statistic meta:table-count="0" meta:image-count="1" meta:object-count="0" meta:page-count="6" meta:paragraph-count="195" meta:word-count="1555" meta:character-count="9476"/>
    <meta:user-defined meta:name="Info 1"/>
    <meta:user-defined meta:name="Info 2"/>
    <meta:user-defined meta:name="Info 3"/>
    <meta:user-defined meta:name="Info 4"/>
  </office:meta>
</office:document-meta>
</file>